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9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00" style:parent-style-name="Graphics">
      <style:graphic-properties draw:fill="none" draw:stroke="none"/>
    </style:style>
    <style:style style:family="text" style:name="a40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haleahFat" style:font-family-asian="ThaleahFat" style:font-pitch="variable" style:font-pitch-asian="variable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6" style:parent-style-name="Graphics">
      <style:graphic-properties draw:fill="none" draw:stroke="none"/>
    </style:style>
    <style:style style:family="graphic" style:name="a407">
      <style:graphic-properties draw:fill="none" draw:stroke="solid" svg:stroke-width="0.00694in" svg:stroke-color="#4472c4" svg:stroke-opacity="100%" draw:stroke-linejoin="miter" svg:stroke-linecap="butt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82" style:parent-style-name="Graphics">
      <style:graphic-properties draw:fill="none" draw:stroke="none"/>
    </style:style>
    <style:style style:family="text" style:name="a38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haleahFat" style:font-family-asian="ThaleahFat" style:font-pitch="variable" style:font-pitch-asian="variable" fo:font-size="2.63889in" style:font-size-asian="2.63889in" style:font-size-complex="2.6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haleahFat" style:font-family-asian="ThaleahFat" style:font-pitch="variable" style:font-pitch-asian="variable" fo:font-size="2.63889in" style:font-size-asian="2.63889in" style:font-size-complex="2.6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92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8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haleahFat" style:font-family-asian="ThaleahFat" style:font-pitch="variable" style:font-pitch-asian="variable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3" style:parent-style-name="Graphics">
      <style:graphic-properties draw:fill="none" draw:stroke="none"/>
    </style:style>
    <style:style style:family="paragraph" style:name="a3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haleahFat" style:font-family-asian="ThaleahFat" style:font-pitch="variable" style:font-pitch-asian="variable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1" draw:master-page-name="Master1-Layout1-title-Title-Slide" presentation:presentation-page-layout-name="Master1-PPL1" draw:id="Slide-256">
        <draw:frame draw:id="id63" draw:style-name="a382" draw:name="Picture 4" svg:x="0in" svg:y="-0.45253in" svg:width="7.5in" svg:height="1.90233in" style:rel-width="scale" style:rel-height="scale">
          <draw:image xlink:href="media/image1.png" xlink:type="simple" xlink:show="embed" xlink:actuate="onLoad"/>
          <svg:title/>
          <svg:desc>Diagram

Description automatically generated</svg:desc>
        </draw:frame>
        <draw:frame draw:id="id64" draw:style-name="a386" draw:name="TextBox 5" svg:x="0.19262in" svg:y="1.03279in" svg:width="7.11475in" svg:height="3.29857in">
          <draw:text-box>
            <text:p text:style-name="a385" text:class-names="" text:cond-style-name=""><text:span text:style-name="a383" text:class-names="">10.11.21</text:span><text:span text:style-name="a384" text:class-names=""/></text:p>
          </draw:text-box>
          <svg:title/>
          <svg:desc/>
        </draw:frame>
        <draw:frame draw:id="id65" draw:style-name="a391" draw:name="TextBox 6" svg:x="0.19262in" svg:y="0.66254in" svg:width="7.11475in" svg:height="2.01953in">
          <draw:text-box>
            <text:p text:style-name="a388" text:class-names="" text:cond-style-name=""><text:span text:style-name="a387" text:class-names="">Releasing:</text:span></text:p>
            <text:p text:style-name="a390" text:class-names="" text:cond-style-name=""><text:span text:style-name="a389" text:class-names=""/></text:p>
          </draw:text-box>
          <svg:title/>
          <svg:desc/>
        </draw:frame>
        <draw:connector draw:type="line" svg:x1="0in" svg:y1="3.44263in" svg:x2="7.5in" svg:y2="3.44263in" draw:id="id66" draw:style-name="a392" draw:name="Straight Connector 10">
          <svg:title/>
          <svg:desc/>
        </draw:connector>
        <draw:frame draw:id="id67" draw:style-name="a393" draw:name="Picture 17" svg:x="-0.19262in" svg:y="3.00997in" svg:width="7.5in" svg:height="1.90233in" style:rel-width="scale" style:rel-height="scale">
          <draw:image xlink:href="media/image1.png" xlink:type="simple" xlink:show="embed" xlink:actuate="onLoad"/>
          <svg:title/>
          <svg:desc>Diagram

Description automatically generated</svg:desc>
        </draw:frame>
        <draw:frame draw:id="id68" draw:style-name="a398" draw:name="TextBox 18" svg:x="-0in" svg:y="4.12505in" svg:width="7.11475in" svg:height="2.01953in">
          <draw:text-box>
            <text:p text:style-name="a395" text:class-names="" text:cond-style-name=""><text:span text:style-name="a394" text:class-names="">Releasing:</text:span></text:p>
            <text:p text:style-name="a397" text:class-names="" text:cond-style-name=""><text:span text:style-name="a396" text:class-names=""/></text:p>
          </draw:text-box>
          <svg:title/>
          <svg:desc/>
        </draw:frame>
        <draw:connector draw:type="line" svg:x1="-0.19262in" svg:y1="6.90513in" svg:x2="7.30738in" svg:y2="6.90513in" draw:id="id69" draw:style-name="a399" draw:name="Straight Connector 19">
          <svg:title/>
          <svg:desc/>
        </draw:connector>
        <draw:frame draw:id="id70" draw:style-name="a400" draw:name="Picture 20" svg:x="0in" svg:y="6.50198in" svg:width="7.5in" svg:height="1.90233in" style:rel-width="scale" style:rel-height="scale">
          <draw:image xlink:href="media/image1.png" xlink:type="simple" xlink:show="embed" xlink:actuate="onLoad"/>
          <svg:title/>
          <svg:desc>Diagram

Description automatically generated</svg:desc>
        </draw:frame>
        <draw:frame draw:id="id71" draw:style-name="a405" draw:name="TextBox 21" svg:x="0.19262in" svg:y="7.61705in" svg:width="7.11475in" svg:height="2.01953in">
          <draw:text-box>
            <text:p text:style-name="a402" text:class-names="" text:cond-style-name=""><text:span text:style-name="a401" text:class-names="">Releasing:</text:span></text:p>
            <text:p text:style-name="a404" text:class-names="" text:cond-style-name=""><text:span text:style-name="a403" text:class-names=""/></text:p>
          </draw:text-box>
          <svg:title/>
          <svg:desc/>
        </draw:frame>
        <draw:frame draw:id="id72" draw:style-name="a406" draw:name="Picture 23" svg:x="-0in" svg:y="8.81753in" svg:width="7.5in" svg:height="1.90233in" style:rel-width="scale" style:rel-height="scale">
          <draw:image xlink:href="media/image1.png" xlink:type="simple" xlink:show="embed" xlink:actuate="onLoad"/>
          <svg:title/>
          <svg:desc>Diagram

Description automatically generated</svg:desc>
        </draw:frame>
        <draw:connector draw:type="line" svg:x1="0in" svg:y1="9.22706in" svg:x2="7.5in" svg:y2="9.22706in" draw:id="id73" draw:style-name="a407" draw:name="Straight Connector 25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5625in" svg:y="1.77296in" svg:width="6.375in" svg:height="3.77161in"/>
      <presentation:placeholder presentation:object="subtitle" svg:x="0.9375in" svg:y="5.69001in" svg:width="5.625in" svg:height="2.6155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2" style:display-name="Title and Content">
      <presentation:placeholder presentation:object="title" svg:x="0.51563in" svg:y="0.57678in" svg:width="6.46875in" svg:height="2.09394in"/>
      <presentation:placeholder presentation:object="object" svg:x="0.51563in" svg:y="2.88387in" svg:width="6.46875in" svg:height="6.8736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3" style:display-name="Section Header">
      <presentation:placeholder presentation:object="title" svg:x="0.51172in" svg:y="2.70081in" svg:width="6.46875in" svg:height="4.50636in"/>
      <presentation:placeholder presentation:object="outline" svg:x="0.51172in" svg:y="7.24981in" svg:width="6.46875in" svg:height="2.36979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4" style:display-name="Two Content">
      <presentation:placeholder presentation:object="title" svg:x="0.51563in" svg:y="0.57678in" svg:width="6.46875in" svg:height="2.09394in"/>
      <presentation:placeholder presentation:object="object" svg:x="0.51563in" svg:y="2.88387in" svg:width="3.1875in" svg:height="6.87365in"/>
      <presentation:placeholder presentation:object="object" svg:x="3.79688in" svg:y="2.88387in" svg:width="3.1875in" svg:height="6.8736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5" style:display-name="Comparison">
      <presentation:placeholder presentation:object="title" svg:x="0.5166in" svg:y="0.57678in" svg:width="6.46875in" svg:height="2.09394in"/>
      <presentation:placeholder presentation:object="outline" svg:x="0.5166in" svg:y="2.65567in" svg:width="3.17285in" svg:height="1.3015in"/>
      <presentation:placeholder presentation:object="object" svg:x="0.5166in" svg:y="3.95718in" svg:width="3.17285in" svg:height="5.82041in"/>
      <presentation:placeholder presentation:object="outline" svg:x="3.79688in" svg:y="2.65567in" svg:width="3.18848in" svg:height="1.3015in"/>
      <presentation:placeholder presentation:object="object" svg:x="3.79688in" svg:y="3.95718in" svg:width="3.18848in" svg:height="5.82041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6" style:display-name="Title Only">
      <presentation:placeholder presentation:object="title" svg:x="0.51563in" svg:y="0.57678in" svg:width="6.46875in" svg:height="2.09394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7" style:display-name="Blank"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8" style:display-name="Content with Caption">
      <presentation:placeholder presentation:object="title" svg:x="0.5166in" svg:y="0.72222in" svg:width="2.41895in" svg:height="2.52778in"/>
      <presentation:placeholder presentation:object="object" svg:x="3.18848in" svg:y="1.5598in" svg:width="3.79688in" svg:height="7.69869in"/>
      <presentation:placeholder presentation:object="outline" svg:x="0.5166in" svg:y="3.25in" svg:width="2.41895in" svg:height="6.02103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9" style:display-name="Picture with Caption">
      <presentation:placeholder presentation:object="title" svg:x="0.5166in" svg:y="0.72222in" svg:width="2.41895in" svg:height="2.52778in"/>
      <presentation:placeholder presentation:object="graphic" svg:x="3.18848in" svg:y="1.5598in" svg:width="3.79688in" svg:height="7.69869in"/>
      <presentation:placeholder presentation:object="outline" svg:x="0.5166in" svg:y="3.25in" svg:width="2.41895in" svg:height="6.02103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10" style:display-name="Title and Vertical Text">
      <presentation:placeholder presentation:object="title" svg:x="0.51563in" svg:y="0.57678in" svg:width="6.46875in" svg:height="2.09394in"/>
      <presentation:placeholder presentation:object="outline" svg:x="0.51563in" svg:y="2.88387in" svg:width="6.46875in" svg:height="6.8736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11" style:display-name="Vertical Title and Text">
      <presentation:placeholder presentation:object="title" svg:x="5.36719in" svg:y="0.57677in" svg:width="1.61719in" svg:height="9.18075in"/>
      <presentation:placeholder presentation:object="outline" svg:x="0.51563in" svg:y="0.57677in" svg:width="4.75781in" svg:height="9.1807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7.5in" fo:page-height="10.83333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3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4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1563in" svg:y="0.57678in" svg:width="6.46875in" svg:height="2.0939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1563in" svg:y="2.88387in" svg:width="6.46875in" svg:height="6.873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1563in" svg:y="10.0409in" svg:width="1.6875in" svg:height="0.57677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2.48438in" svg:y="10.0409in" svg:width="2.53125in" svg:height="0.57677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5.29688in" svg:y="10.0409in" svg:width="1.6875in" svg:height="0.57677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5625in" svg:y="1.77296in" svg:width="6.375in" svg:height="3.7716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0.9375in" svg:y="5.69001in" svg:width="5.625in" svg:height="2.61555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1563in" svg:y="10.0409in" svg:width="1.6875in" svg:height="0.57677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2.48438in" svg:y="10.0409in" svg:width="2.53125in" svg:height="0.57677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5.29688in" svg:y="10.0409in" svg:width="1.6875in" svg:height="0.57677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1563in" svg:y="0.57678in" svg:width="6.46875in" svg:height="2.09394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1563in" svg:y="2.88387in" svg:width="6.46875in" svg:height="6.873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1563in" svg:y="10.0409in" svg:width="1.6875in" svg:height="0.57677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2.48438in" svg:y="10.0409in" svg:width="2.53125in" svg:height="0.57677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5.29688in" svg:y="10.0409in" svg:width="1.6875in" svg:height="0.57677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51172in" svg:y="2.70081in" svg:width="6.46875in" svg:height="4.50636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51172in" svg:y="7.24981in" svg:width="6.46875in" svg:height="2.36979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1563in" svg:y="10.0409in" svg:width="1.6875in" svg:height="0.57677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2.48438in" svg:y="10.0409in" svg:width="2.53125in" svg:height="0.57677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5.29688in" svg:y="10.0409in" svg:width="1.6875in" svg:height="0.57677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1563in" svg:y="0.57678in" svg:width="6.46875in" svg:height="2.09394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1563in" svg:y="2.88387in" svg:width="3.1875in" svg:height="6.873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3.79688in" svg:y="2.88387in" svg:width="3.1875in" svg:height="6.873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1563in" svg:y="10.0409in" svg:width="1.6875in" svg:height="0.57677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2.48438in" svg:y="10.0409in" svg:width="2.53125in" svg:height="0.57677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5.29688in" svg:y="10.0409in" svg:width="1.6875in" svg:height="0.57677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166in" svg:y="0.57678in" svg:width="6.46875in" svg:height="2.09394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166in" svg:y="2.65567in" svg:width="3.17285in" svg:height="1.301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166in" svg:y="3.95718in" svg:width="3.17285in" svg:height="5.8204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3.79688in" svg:y="2.65567in" svg:width="3.18848in" svg:height="1.301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3.79688in" svg:y="3.95718in" svg:width="3.18848in" svg:height="5.8204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1563in" svg:y="10.0409in" svg:width="1.6875in" svg:height="0.57677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2.48438in" svg:y="10.0409in" svg:width="2.53125in" svg:height="0.57677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5.29688in" svg:y="10.0409in" svg:width="1.6875in" svg:height="0.57677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1563in" svg:y="0.57678in" svg:width="6.46875in" svg:height="2.09394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1563in" svg:y="10.0409in" svg:width="1.6875in" svg:height="0.57677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2.48438in" svg:y="10.0409in" svg:width="2.53125in" svg:height="0.57677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5.29688in" svg:y="10.0409in" svg:width="1.6875in" svg:height="0.57677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1563in" svg:y="10.0409in" svg:width="1.6875in" svg:height="0.57677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2.48438in" svg:y="10.0409in" svg:width="2.53125in" svg:height="0.57677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5.29688in" svg:y="10.0409in" svg:width="1.6875in" svg:height="0.57677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166in" svg:y="0.72222in" svg:width="2.41895in" svg:height="2.52778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18848in" svg:y="1.5598in" svg:width="3.79688in" svg:height="7.69869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166in" svg:y="3.25in" svg:width="2.41895in" svg:height="6.02103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1563in" svg:y="10.0409in" svg:width="1.6875in" svg:height="0.57677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2.48438in" svg:y="10.0409in" svg:width="2.53125in" svg:height="0.57677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5.29688in" svg:y="10.0409in" svg:width="1.6875in" svg:height="0.57677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5166in" svg:y="0.72222in" svg:width="2.41895in" svg:height="2.52778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3.18848in" svg:y="1.5598in" svg:width="3.79688in" svg:height="7.69869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0.5166in" svg:y="3.25in" svg:width="2.41895in" svg:height="6.02103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0.51563in" svg:y="10.0409in" svg:width="1.6875in" svg:height="0.57677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/></text:span><text:span text:style-name="a303" text:class-names=""/></text:p>
        </draw:text-box>
        <svg:title/>
        <svg:desc/>
      </draw:frame>
      <draw:frame draw:id="id51" presentation:style-name="a308" draw:name="Footer Placeholder 5" svg:x="2.48438in" svg:y="10.0409in" svg:width="2.53125in" svg:height="0.57677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5.29688in" svg:y="10.0409in" svg:width="1.6875in" svg:height="0.57677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/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0.51563in" svg:y="0.57678in" svg:width="6.46875in" svg:height="2.09394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0.51563in" svg:y="2.88387in" svg:width="6.46875in" svg:height="6.87365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51563in" svg:y="10.0409in" svg:width="1.6875in" svg:height="0.57677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/></text:span><text:span text:style-name="a337" text:class-names=""/></text:p>
        </draw:text-box>
        <svg:title/>
        <svg:desc/>
      </draw:frame>
      <draw:frame draw:id="id56" presentation:style-name="a342" draw:name="Footer Placeholder 4" svg:x="2.48438in" svg:y="10.0409in" svg:width="2.53125in" svg:height="0.57677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5.29688in" svg:y="10.0409in" svg:width="1.6875in" svg:height="0.57677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/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5.36719in" svg:y="0.57677in" svg:width="1.61719in" svg:height="9.18075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0.51563in" svg:y="0.57677in" svg:width="4.75781in" svg:height="9.18075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51563in" svg:y="10.0409in" svg:width="1.6875in" svg:height="0.57677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/></text:span><text:span text:style-name="a371" text:class-names=""/></text:p>
        </draw:text-box>
        <svg:title/>
        <svg:desc/>
      </draw:frame>
      <draw:frame draw:id="id61" presentation:style-name="a376" draw:name="Footer Placeholder 4" svg:x="2.48438in" svg:y="10.0409in" svg:width="2.53125in" svg:height="0.57677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5.29688in" svg:y="10.0409in" svg:width="1.6875in" svg:height="0.57677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/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Jason Waghorn</meta:initial-creator>
    <dc:creator>Jason Waghorn</dc:creator>
    <meta:creation-date>2021-10-19T17:39:45Z</meta:creation-date>
    <dc:date>2021-10-19T17:47:20Z</dc:date>
    <meta:template xlink:href="Office%20Theme" xlink:type="simple"/>
    <meta:editing-cycles>1</meta:editing-cycles>
    <meta:editing-duration>PT454S</meta:editing-duration>
    <meta:document-statistic meta:paragraph-count="4" meta:word-count="7"/>
  </office:meta>
</office:document-meta>
</file>